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A000000AD0C88F7C6.png" manifest:media-type="image/png"/>
  <manifest:file-entry manifest:full-path="Pictures/100000000000010B000000B17C0AC0D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51cm" svg:height="10.668cm" svg:x="0cm" svg:y="0.254cm">
          <draw:image xlink:href="Pictures/100000000000010B000000B17C0AC0D1.png" xlink:type="simple" xlink:show="embed" xlink:actuate="onLoad">
            <text:p/>
          </draw:image>
        </draw:frame>
        <draw:frame draw:style-name="gr1" draw:text-style-name="P1" draw:layer="layout" svg:width="14.478cm" svg:height="9.316cm" svg:x="0.254cm" svg:y="11.684cm">
          <draw:image xlink:href="Pictures/10000000000000FA000000AD0C88F7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02:16:42.674808001</meta:creation-date>
    <dc:date>2014-10-01T02:22:36.721551291</dc:date>
    <meta:editing-duration>P0D</meta:editing-duration>
    <meta:editing-cycles>1</meta:editing-cycles>
    <meta:document-statistic meta:object-count="25"/>
    <meta:generator>LibreOffice/4.2.6.3$Linux_X86_64 LibreOffice_project/420m0$Build-3</meta:generator>
  </office:meta>
</office:document-meta>
</file>